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6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ackground-color="#dfcce4"/>
    </style: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not_reversed</text:p>
          </table:table-cell>
          <table:table-cell table:style-name="Default" office:value-type="string" calcext:value-type="string">
            <text:p>Your answer</text:p>
          </table:table-cell>
          <table:table-cell office:value-type="string" calcext:value-type="string">
            <text:p>Trait score</text:p>
          </table:table-cell>
        </table:table-row>
        <table:table-row table:style-name="ro1">
          <table:table-cell office:value-type="string" calcext:value-type="string">
            <text:p>Does a thorough job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D2] - 3* ([.C2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ues artistic, aesthetic experienc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]*[.D3] - 3* ([.C3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 talkativ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]*[.D4] - 3* ([.C4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 relaxed, handles stress well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C5]*[.D5] - 3* ([.C5]-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kes to reflect, play with ide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[.D6] - 3* ([.C6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 be mood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]*[.D7] - 3* ([.C7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 a forgiving natur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*[.D8] - 3* ([.C8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 generally trustin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]*[.D9] - 3* ([.C9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 ingenious, a deep thinke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]*[.D10] - 3* ([.C10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es things efficiently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]*[.D11] - 3* ([.C11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 full of energ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2]*[.D12] - 3* ([.C12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 depressed, blu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]*[.D13] - 3* ([.C13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s work that is routine</text:p>
          </table:table-cell>
          <table:table-cell office:value-type="string" calcext:value-type="string">
            <text:p>O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C14]*[.D14] - 3* ([.C14]-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 sophisticated in art, music, or literatur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]*[.D15] - 3* ([.C15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s plans and follows through with them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]*[.D16] - 3* ([.C16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 outgoing, sociab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*[.D17] - 3* ([.C17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 curious about many different thing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*[.D18] - 3* ([.C18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ains calm in tense situations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C19]*[.D19] - 3* ([.C19]-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nerates a lot of enthusiasm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*[.D20] - 3* ([.C20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kes to cooperate with other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1]*[.D21] - 3* ([.C21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ries a lot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2]*[.D22] - 3* ([.C22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ds to be quiet</text:p>
          </table:table-cell>
          <table:table-cell office:value-type="string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C23]*[.D23] - 3* ([.C23]-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 be cold and aloof</text:p>
          </table:table-cell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C24]*[.D24] - 3* ([.C24]-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s an active imagination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]*[.D25] - 3* ([.C25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 be somewhat careless</text:p>
          </table:table-cell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C26]*[.D26] - 3* ([.C26]-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 a reliable work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7]*[.D27] - 3* ([.C27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ds to find fault with others</text:p>
          </table:table-cell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C28]*[.D28] - 3* ([.C28]-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s an assertive personalit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9]*[.D29] - 3* ([.C29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 reserved</text:p>
          </table:table-cell>
          <table:table-cell office:value-type="string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C30]*[.D30] - 3* ([.C30]-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 considerate and kind to almost everyon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]*[.D31] - 3* ([.C31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 few artistic interests</text:p>
          </table:table-cell>
          <table:table-cell office:value-type="string" calcext:value-type="string">
            <text:p>O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C32]*[.D32] - 3* ([.C32]-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nds to be disorganized</text:p>
          </table:table-cell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C33]*[.D33] - 3* ([.C33]-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 helpful and unselfish with other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4]*[.D34] - 3* ([.C34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everes until the task is finished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5]*[.D35] - 3* ([.C35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s nervous easil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6]*[.D36] - 3* ([.C36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 be tens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7]*[.D37] - 3* ([.C37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 emotionally stable, not easily upset</text:p>
          </table:table-cell>
          <table:table-cell office:value-type="string" calcext:value-type="string">
            <text:p>N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C38]*[.D38] - 3* ([.C38]-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 easily distracted</text:p>
          </table:table-cell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C39]*[.D39] - 3* ([.C39]-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 original, comes up with new ide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0]*[.D40] - 3* ([.C40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 sometimes shy, inhibited</text:p>
          </table:table-cell>
          <table:table-cell office:value-type="string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C41]*[.D41] - 3* ([.C41]-1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Answers need to range from 1 to 5, inclusiv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Extraversion</text:p>
          </table:table-cell>
          <table:table-cell table:formula="of:=SUMIF([.B2:.B41]; &quot;E&quot;; [.E2:.E41])" office:value-type="float" office:value="18" calcext:value-type="float">
            <text:p>18</text:p>
          </table:table-cell>
          <table:table-cell table:formula="of:=COUNTIF([.B2:.B41]; &quot;E&quot;)*5" office:value-type="float" office:value="40" calcext:value-type="float">
            <text:p>40</text:p>
          </table:table-cell>
          <table:table-cell table:style-name="ce1" table:formula="of:=[.B45]/[.C45]" office:value-type="percentage" office:value="0.45" calcext:value-type="percentage">
            <text:p>45.00%</text:p>
          </table:table-cell>
          <table:table-cell/>
        </table:table-row>
        <table:table-row table:style-name="ro1">
          <table:table-cell office:value-type="string" calcext:value-type="string">
            <text:p>Agreeableness</text:p>
          </table:table-cell>
          <table:table-cell table:formula="of:=SUMIF([.B2:.B41]; &quot;A&quot;; [.E2:.E41])" office:value-type="float" office:value="12" calcext:value-type="float">
            <text:p>12</text:p>
          </table:table-cell>
          <table:table-cell table:formula="of:=COUNTIF([.B2:.B41]; &quot;A&quot;)*5" office:value-type="float" office:value="35" calcext:value-type="float">
            <text:p>35</text:p>
          </table:table-cell>
          <table:table-cell table:style-name="ce1" table:formula="of:=[.B46]/[.C46]" office:value-type="percentage" office:value="0.342857142857143" calcext:value-type="percentage">
            <text:p>34.29%</text:p>
          </table:table-cell>
          <table:table-cell/>
        </table:table-row>
        <table:table-row table:style-name="ro1">
          <table:table-cell office:value-type="string" calcext:value-type="string">
            <text:p>Conscientiousness</text:p>
          </table:table-cell>
          <table:table-cell table:formula="of:=SUMIF([.B2:.B41]; &quot;C&quot;; [.E2:.E41])" office:value-type="float" office:value="18" calcext:value-type="float">
            <text:p>18</text:p>
          </table:table-cell>
          <table:table-cell table:formula="of:=COUNTIF([.B2:.B43]; &quot;C&quot;)*5" office:value-type="float" office:value="40" calcext:value-type="float">
            <text:p>40</text:p>
          </table:table-cell>
          <table:table-cell table:style-name="ce1" table:formula="of:=[.B47]/[.C47]" office:value-type="percentage" office:value="0.45" calcext:value-type="percentage">
            <text:p>45.00%</text:p>
          </table:table-cell>
          <table:table-cell/>
        </table:table-row>
        <table:table-row table:style-name="ro1">
          <table:table-cell office:value-type="string" calcext:value-type="string">
            <text:p>Neuroticism</text:p>
          </table:table-cell>
          <table:table-cell table:formula="of:=SUMIF([.B2:.B41]; &quot;N&quot;; [.E2:.E41])" office:value-type="float" office:value="18" calcext:value-type="float">
            <text:p>18</text:p>
          </table:table-cell>
          <table:table-cell table:formula="of:=COUNTIF([.B2:.B41]; &quot;N&quot;)*5" office:value-type="float" office:value="40" calcext:value-type="float">
            <text:p>40</text:p>
          </table:table-cell>
          <table:table-cell table:style-name="ce1" table:formula="of:=[.B48]/[.C48]" office:value-type="percentage" office:value="0.45" calcext:value-type="percentage">
            <text:p>45.00%</text:p>
          </table:table-cell>
          <table:table-cell/>
        </table:table-row>
        <table:table-row table:style-name="ro1">
          <table:table-cell office:value-type="string" calcext:value-type="string">
            <text:p>Openness</text:p>
          </table:table-cell>
          <table:table-cell table:formula="of:=SUMIF([.B2:.B41]; &quot;O&quot;; [.E2:.E41])" office:value-type="float" office:value="12" calcext:value-type="float">
            <text:p>12</text:p>
          </table:table-cell>
          <table:table-cell table:formula="of:=COUNTIF([.B2:.B41]; &quot;O&quot;)*5" office:value-type="float" office:value="45" calcext:value-type="float">
            <text:p>45</text:p>
          </table:table-cell>
          <table:table-cell table:style-name="ce1" table:formula="of:=[.B49]/[.C49]" office:value-type="percentage" office:value="0.266666666666667" calcext:value-type="percentage">
            <text:p>26.67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13:31:04.616007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45:52.094676276</meta:creation-date>
    <dc:date>2020-10-17T13:32:12.732239193</dc:date>
    <meta:editing-duration>PT36M23S</meta:editing-duration>
    <meta:editing-cycles>5</meta:editing-cycles>
    <meta:generator>LibreOffice/6.0.7.3$Linux_X86_64 LibreOffice_project/00m0$Build-3</meta:generator>
    <meta:document-statistic meta:table-count="1" meta:cell-count="186" meta:object-count="0"/>
  </office:meta>
</office:document-meta>
</file>